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6181in"/>
    </style:style>
    <style:style style:name="co3" style:family="table-column">
      <style:table-column-properties fo:break-before="auto" style:column-width="0.3543in"/>
    </style:style>
    <style:style style:name="co4" style:family="table-column">
      <style:table-column-properties fo:break-before="auto" style:column-width="0.552in"/>
    </style:style>
    <style:style style:name="co5" style:family="table-column">
      <style:table-column-properties fo:break-before="auto" style:column-width="0.6016in"/>
    </style:style>
    <style:style style:name="co6" style:family="table-column">
      <style:table-column-properties fo:break-before="auto" style:column-width="3.4173in"/>
    </style:style>
    <style:style style:name="co7" style:family="table-column">
      <style:table-column-properties fo:break-before="auto" style:column-width="1.4264in"/>
    </style:style>
    <style:style style:name="co8" style:family="table-column">
      <style:table-column-properties fo:break-before="auto" style:column-width="1.9543in"/>
    </style:style>
    <style:style style:name="co9" style:family="table-column">
      <style:table-column-properties fo:break-before="auto" style:column-width="1.8102in"/>
    </style:style>
    <style:style style:name="co10" style:family="table-column">
      <style:table-column-properties fo:break-before="auto" style:column-width="1.2055in"/>
    </style:style>
    <style:style style:name="co11" style:family="table-column">
      <style:table-column-properties fo:break-before="auto" style:column-width="0.9709in"/>
    </style:style>
    <style:style style:name="co12" style:family="table-column">
      <style:table-column-properties fo:break-before="auto" style:column-width="0.8839in"/>
    </style:style>
    <style:style style:name="co13" style:family="table-column">
      <style:table-column-properties fo:break-before="auto" style:column-width="1.1118in"/>
    </style:style>
    <style:style style:name="co14" style:family="table-column">
      <style:table-column-properties fo:break-before="auto" style:column-width="1.139in"/>
    </style:style>
    <style:style style:name="ro1" style:family="table-row">
      <style:table-row-properties style:row-height="0.178in" fo:break-before="auto" style:use-optimal-row-height="true"/>
    </style:style>
    <style:style style:name="ro2" style:family="table-row">
      <style:table-row-properties style:row-height="1.5752in" fo:break-before="auto" style:use-optimal-row-height="true"/>
    </style:style>
    <style:style style:name="ro3" style:family="table-row">
      <style:table-row-properties style:row-height="2.8189in" fo:break-before="auto" style:use-optimal-row-height="true"/>
    </style:style>
    <style:style style:name="ro4" style:family="table-row">
      <style:table-row-properties style:row-height="1.1091in" fo:break-before="auto" style:use-optimal-row-height="true"/>
    </style:style>
    <style:style style:name="ro5" style:family="table-row">
      <style:table-row-properties style:row-height="1.2638in" fo:break-before="auto" style:use-optimal-row-height="true"/>
    </style:style>
    <style:style style:name="ro6" style:family="table-row">
      <style:table-row-properties style:row-height="1.7307in" fo:break-before="auto" style:use-optimal-row-height="true"/>
    </style:style>
    <style:style style:name="ro7" style:family="table-row">
      <style:table-row-properties style:row-height="2.3528in" fo:break-before="auto" style:use-optimal-row-height="true"/>
    </style:style>
    <style:style style:name="ro8" style:family="table-row">
      <style:table-row-properties style:row-height="1.8862in" fo:break-before="auto" style:use-optimal-row-height="true"/>
    </style:style>
    <style:style style:name="ro9" style:family="table-row">
      <style:table-row-properties style:row-height="2.9744in" fo:break-before="auto" style:use-optimal-row-height="true"/>
    </style:style>
    <style:style style:name="ro10" style:family="table-row">
      <style:table-row-properties style:row-height="0.4866in" fo:break-before="auto" style:use-optimal-row-height="true"/>
    </style:style>
    <style:style style:name="ro11" style:family="table-row">
      <style:table-row-properties style:row-height="3.2854in" fo:break-before="auto" style:use-optimal-row-height="true"/>
    </style:style>
    <style:style style:name="ro12" style:family="table-row">
      <style:table-row-properties style:row-height="3.1299in" fo:break-before="auto" style:use-optimal-row-height="true"/>
    </style:style>
    <style:style style:name="ro13" style:family="table-row">
      <style:table-row-properties style:row-height="4.6846in" fo:break-before="auto" style:use-optimal-row-height="true"/>
    </style:style>
    <style:style style:name="ro14" style:family="table-row">
      <style:table-row-properties style:row-height="0.2083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paragraph-properties fo:text-align="center" fo:margin-left="0in"/>
      <style:text-properties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4" style:family="table-cell" style:parent-style-name="Default">
      <style:table-cell-properties style:text-align-source="fix" style:repeat-content="false" fo:wrap-option="no-wrap" style:vertical-align="middle"/>
      <style:paragraph-properties fo:text-align="center" fo:margin-left="0in"/>
      <style:text-properties fo:font-size="24pt" style:font-size-asian="24pt" style:font-size-complex="24pt"/>
    </style:style>
    <style:style style:name="ce5" style:family="table-cell" style:parent-style-name="Default">
      <style:table-cell-properties style:text-align-source="fix" style:repeat-content="false"/>
      <style:paragraph-properties fo:text-align="center" fo:margin-left="0in"/>
      <style:text-properties style:text-outline="false" style:text-line-through-style="none" style:text-line-through-type="none" style:font-name="Liberation Sans" fo:font-size="13pt" fo:language="en" fo:country="US" fo:font-style="normal" fo:text-shadow="none" style:text-underline-style="none" fo:font-weight="bold" style:text-underline-mode="continuous" style:text-overline-mode="continuous" style:text-line-through-mode="continuous" style:font-name-asian="Noto Sans CJK SC"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center" fo:margin-left="0in"/>
    </style:style>
    <style:style style:name="ce13" style:family="table-cell" style:parent-style-name="Default">
      <style:table-cell-properties style:text-align-source="fix" style:repeat-content="false" style:vertical-align="middle"/>
      <style:paragraph-properties fo:text-align="start" fo:margin-left="0in"/>
    </style:style>
    <style:style style:name="ce15" style:family="table-cell" style:parent-style-name="Default">
      <style:table-cell-properties style:text-align-source="fix" style:repeat-content="false" fo:wrap-option="wrap" style:vertical-align="middle"/>
      <style:paragraph-properties fo:text-align="start" fo:margin-left="0in"/>
    </style:style>
    <style:style style:name="ce10" style:family="table-cell" style:parent-style-name="Default" style:data-style-name="N37">
      <style:table-cell-properties style:text-align-source="fix" style:repeat-content="false" style:vertical-align="middle"/>
      <style:paragraph-properties fo:text-align="center" fo:margin-left="0in"/>
    </style:style>
    <style:style style:name="ce18" style:family="table-cell" style:parent-style-name="Default">
      <style:table-cell-properties style:text-align-source="fix" style:repeat-content="false" style:vertical-align="middle"/>
      <style:paragraph-properties fo:text-align="center" fo:margin-left="0in"/>
    </style:style>
    <style:style style:name="ce11" style:family="table-cell" style:parent-style-name="Default">
      <style:table-cell-properties style:text-align-source="fix" style:repeat-content="false" fo:wrap-option="wrap" style:vertical-align="middle"/>
      <style:paragraph-properties fo:text-align="center" fo:margin-left="0in"/>
    </style:style>
    <style:style style:name="ce12" style:family="table-cell" style:parent-style-name="Default">
      <style:table-cell-properties fo:wrap-option="wrap"/>
    </style:style>
    <style:style style:name="ce22" style:family="table-cell" style:parent-style-name="Default">
      <style:table-cell-properties fo:wrap-option="wrap" style:vertical-align="middle"/>
    </style:style>
    <style:style style:name="ce23" style:family="table-cell" style:parent-style-name="Default">
      <style:table-cell-properties style:vertical-align="middle"/>
    </style:style>
    <style:style style:name="ce14" style:family="table-cell" style:parent-style-name="Default">
      <style:table-cell-properties style:text-align-source="value-type" style:repeat-content="false" style:vertical-align="middle"/>
      <style:paragraph-properties fo:margin-left="0in"/>
    </style:style>
    <style:style style:name="ce25" style:family="table-cell" style:parent-style-name="Default">
      <style:table-cell-properties style:text-align-source="fix" style:repeat-content="false" fo:wrap-option="no-wrap"/>
      <style:paragraph-properties fo:text-align="center" fo:margin-left="0in"/>
      <style:text-properties fo:font-weight="bold" style:font-weight-asian="bold" style:font-weight-complex="bold"/>
    </style:style>
    <style:style style:name="ce16" style:family="table-cell" style:parent-style-name="Default">
      <style:text-properties fo:font-weight="bold" style:font-weight-asian="bold" style:font-weight-complex="bold"/>
    </style:style>
    <style:style style:name="gr1"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1" table:default-cell-style-name="ce13"/>
        <table:table-column table:style-name="co6" table:default-cell-style-name="ce13"/>
        <table:table-column table:style-name="co7" table:default-cell-style-name="ce15"/>
        <table:table-column table:style-name="co8" table:default-cell-style-name="ce15"/>
        <table:table-column table:style-name="co1" table:default-cell-style-name="ce10"/>
        <table:table-column table:style-name="co1" table:number-columns-repeated="2" table:default-cell-style-name="ce18"/>
        <table:table-column table:style-name="co9" table:default-cell-style-name="ce18"/>
        <table:table-column table:style-name="co1" table:number-columns-repeated="2" table:default-cell-style-name="ce18"/>
        <table:table-column table:style-name="co10" table:default-cell-style-name="ce23"/>
        <table:table-column table:style-name="co11" table:default-cell-style-name="Default"/>
        <table:table-column table:style-name="co12" table:default-cell-style-name="ce23"/>
        <table:table-column table:style-name="co1" table:default-cell-style-name="Default"/>
        <table:table-column table:style-name="co13" table:default-cell-style-name="ce15"/>
        <table:table-column table:style-name="co14" table:default-cell-style-name="ce15"/>
        <table:table-column table:style-name="co1" table:default-cell-style-name="ce11"/>
        <table:table-column table:style-name="co1" table:default-cell-style-name="ce18"/>
        <table:table-row table:style-name="ro1">
          <table:table-cell table:number-columns-repeated="3"/>
          <table:table-cell table:style-name="Default" table:number-columns-repeated="15"/>
          <table:table-cell/>
          <table:table-cell table:style-name="Default"/>
          <table:table-cell/>
          <table:table-cell table:style-name="Default" table:number-columns-repeated="4"/>
        </table:table-row>
        <table:table-row table:style-name="ro1">
          <table:table-cell/>
          <table:table-cell table:style-name="ce3" office:value-type="string" calcext:value-type="string" table:number-columns-spanned="2" table:number-rows-spanned="1">
            <text:p>Database (entries) </text:p>
          </table:table-cell>
          <table:covered-table-cell table:style-name="ce3"/>
          <table:table-cell table:style-name="ce3" office:value-type="string" calcext:value-type="string" table:number-columns-spanned="2" table:number-rows-spanned="1">
            <text:p>Entry ID</text:p>
          </table:table-cell>
          <table:covered-table-cell table:style-name="ce3"/>
          <table:table-cell table:style-name="ce3" office:value-type="string" calcext:value-type="string" table:number-columns-spanned="2" table:number-rows-spanned="1">
            <text:p>Entry Accession</text:p>
          </table:table-cell>
          <table:covered-table-cell table:style-name="ce3"/>
          <table:table-cell table:style-name="ce3" office:value-type="string" calcext:value-type="string" table:number-columns-spanned="2" table:number-rows-spanned="1">
            <text:p>Entry URL</text:p>
          </table:table-cell>
          <table:covered-table-cell table:style-name="ce6"/>
          <table:table-cell table:style-name="ce3" office:value-type="string" calcext:value-type="string" table:number-columns-spanned="2" table:number-rows-spanned="1">
            <text:p>Entry Title</text:p>
          </table:table-cell>
          <table:covered-table-cell table:style-name="Default"/>
          <table:table-cell table:style-name="ce3" office:value-type="string" calcext:value-type="string" table:number-columns-spanned="2" table:number-rows-spanned="1">
            <text:p>Entry Last Update</text:p>
          </table:table-cell>
          <table:covered-table-cell table:style-name="ce3"/>
          <table:table-cell table:style-name="ce3" office:value-type="string" calcext:value-type="string" table:number-columns-spanned="2" table:number-rows-spanned="1">
            <text:p>Experiment Type</text:p>
          </table:table-cell>
          <table:covered-table-cell table:style-name="ce3"/>
          <table:table-cell table:style-name="ce3" office:value-type="string" calcext:value-type="string" table:number-columns-spanned="2" table:number-rows-spanned="1">
            <text:p>Sample Number</text:p>
          </table:table-cell>
          <table:covered-table-cell table:style-name="ce3"/>
          <table:table-cell table:style-name="ce3" office:value-type="string" calcext:value-type="string" table:number-columns-spanned="2" table:number-rows-spanned="1">
            <text:p>Transcripts/RPKM URL</text:p>
          </table:table-cell>
          <table:covered-table-cell table:style-name="ce6"/>
          <table:table-cell table:style-name="ce3" office:value-type="string" calcext:value-type="string" table:number-columns-spanned="2" table:number-rows-spanned="1">
            <text:p>SRAs URL</text:p>
          </table:table-cell>
          <table:covered-table-cell table:style-name="ce6"/>
          <table:table-cell table:style-name="ce25" office:value-type="string" calcext:value-type="string" table:number-columns-spanned="2" table:number-rows-spanned="1">
            <text:p>Metadata (Growth Condition)</text:p>
          </table:table-cell>
          <table:covered-table-cell table:style-name="ce25"/>
          <table:table-cell table:style-name="ce16" office:value-type="string" calcext:value-type="string" table:number-columns-spanned="2" table:number-rows-spanned="1">
            <text:p>Research Facility</text:p>
          </table:table-cell>
          <table:covered-table-cell table:style-name="Default"/>
        </table:table-row>
        <table:table-row table:style-name="ro2">
          <table:table-cell/>
          <table:table-cell table:style-name="ce4" office:value-type="string" calcext:value-type="string" table:number-columns-spanned="2" table:number-rows-spanned="17">
            <text:p>GEO (17) </text:p>
          </table:table-cell>
          <table:covered-table-cell/>
          <table:table-cell office:value-type="float" office:value="200131229" calcext:value-type="float" table:number-columns-spanned="2" table:number-rows-spanned="1">
            <text:p>200131229</text:p>
          </table:table-cell>
          <table:covered-table-cell/>
          <table:table-cell office:value-type="string" calcext:value-type="string" table:number-columns-spanned="2" table:number-rows-spanned="1">
            <text:p>GSE131229</text:p>
          </table:table-cell>
          <table:covered-table-cell/>
          <table:table-cell table:formula="of:=COM.MICROSOFT.CONCAT(&quot;https://www.ncbi.nlm.nih.gov/geo/query/acc.cgi?acc=&quot;;[.F3])" office:value-type="string" office:string-value="https://www.ncbi.nlm.nih.gov/geo/query/acc.cgi?acc=GSE131229" calcext:value-type="string" table:number-columns-spanned="2" table:number-rows-spanned="1">
            <text:p>https://www.ncbi.nlm.nih.gov/geo/query/acc.cgi?acc=GSE131229</text:p>
          </table:table-cell>
          <table:covered-table-cell/>
          <table:table-cell office:value-type="string" calcext:value-type="string" table:number-columns-spanned="2" table:number-rows-spanned="1">
            <office:annotation draw:style-name="gr1" draw:text-style-name="P2" svg:width="1.1413in" svg:height="0.7083in" svg:x="12.7154in" svg:y="0in" draw:caption-point-x="-0.2402in" draw:caption-point-y="0.3594in">
              <dc:date>2022-02-11T00:00:00</dc:date>
              <text:p text:style-name="P1"><text:span text:style-name="T1">This Entry is a duplicated one of the bellow one</text:span></text:p>
              <text:p text:style-name="P1"><text:span text:style-name="T1"/></text:p>
            </office:annotation>
            <text:p>Next Generation Sequencing Facilitates Quantitative Analysis of Wild Type and non-antibiotic pharmaceuticals stressed E. coli K-12 LE392, P. putida KT2440, and RP4 plasmid Transcriptomes</text:p>
            <text:p/>
          </table:table-cell>
          <table:covered-table-cell table:style-name="ce13"/>
          <table:table-cell office:value-type="date" office:date-value="2021-09-03" calcext:value-type="date" table:number-columns-spanned="2" table:number-rows-spanned="1">
            <text:p>09/03/21</text:p>
          </table:table-cell>
          <table:covered-table-cell/>
          <table:table-cell office:value-type="string" calcext:value-type="string" table:number-columns-spanned="2" table:number-rows-spanned="1">
            <text:p>RNA-Seq (Illumina HiSeq 2500)</text:p>
          </table:table-cell>
          <table:covered-table-cell/>
          <table:table-cell office:value-type="string" calcext:value-type="string" table:number-columns-spanned="2" table:number-rows-spanned="1">
            <text:p>21 (7x3)</text:p>
          </table:table-cell>
          <table:covered-table-cell/>
          <table:table-cell table:style-name="ce12" office:value-type="string" calcext:value-type="string" table:number-columns-spanned="2" table:number-rows-spanned="1">
            <text:p><text:a xlink:href="https://www.ncbi.nlm.nih.gov/geo/download/?acc=GSE130562&amp;format=file&amp;file=GSE130562%5FProcessed%5Fdata%5Ffile%5Feco%2Exlsx" xlink:type="simple">https://www.ncbi.nlm.nih.gov/geo/download/?acc=GSE130562&amp;format=file&amp;file=GSE130562%5FProcessed%5Fdata%5Ffile%5Feco%2Exlsx</text:a> ; <text:a xlink:href="https://www.ncbi.nlm.nih.gov/geo/download/?acc=GSE130562&amp;format=file&amp;file=GSE130562%5FProcessed%5Fdata%5Ffile%5Fppu%2Exlsx" xlink:type="simple">https://www.ncbi.nlm.nih.gov/geo/download/?acc=GSE130562&amp;format=file&amp;file=GSE130562%5FProcessed%5Fdata%5Ffile%5Fppu%2Exlsx</text:a> ; <text:a xlink:href="https://www.ncbi.nlm.nih.gov/geo/download/?acc=GSE130562&amp;format=file&amp;file=GSE130562%5FProcessed%5Fdata%5Ffile%5Frp4%2Exlsx" xlink:type="simple">https://www.ncbi.nlm.nih.gov/geo/download/?acc=GSE130562&amp;format=file&amp;file=GSE130562%5FProcessed%5Fdata%5Ffile%5Frp4%2Exlsx</text:a></text:p>
          </table:table-cell>
          <table:covered-table-cell/>
          <table:table-cell table:style-name="ce22" office:value-type="string" calcext:value-type="string" table:number-columns-spanned="2" table:number-rows-spanned="1">
            <text:p>https://www.ncbi.nlm.nih.gov/sra?term=SRP194378</text:p>
          </table:table-cell>
          <table:covered-table-cell/>
          <table:table-cell office:value-type="string" calcext:value-type="string" table:number-columns-spanned="2" table:number-rows-spanned="1">
            <text:p>Mixed wild-type strains E. coli K-12 LE392, P. putida KT2440 and IncPα RP4 plasmid were cultured in triplicate in 10 mL 0.5 mg/L ibuprofen, 0.5 mg/L naproxen, 0.5 mg/L gemfibrozil, 0.5 mg/L diclofenac, 0.5 mg/L propanolol, and 1.0 mg/L iopromide , at 25 °C, without shaking. <text:s/>Growth was performed in liquid LB at 30ºc</text:p>
          </table:table-cell>
          <table:covered-table-cell/>
          <table:table-cell office:value-type="string" calcext:value-type="string" table:number-columns-spanned="2" table:number-rows-spanned="1">
            <text:p>University of Queensland (Brisbane, Australia)</text:p>
          </table:table-cell>
          <table:covered-table-cell/>
        </table:table-row>
        <table:table-row table:style-name="ro2">
          <table:table-cell/>
          <table:covered-table-cell table:number-columns-repeated="2"/>
          <table:table-cell office:value-type="float" office:value="200130562" calcext:value-type="float" table:number-columns-spanned="2" table:number-rows-spanned="1">
            <text:p>200130562</text:p>
          </table:table-cell>
          <table:covered-table-cell/>
          <table:table-cell office:value-type="string" calcext:value-type="string" table:number-columns-spanned="2" table:number-rows-spanned="1">
            <text:p>GSE130562</text:p>
          </table:table-cell>
          <table:covered-table-cell/>
          <table:table-cell table:formula="of:=COM.MICROSOFT.CONCAT(&quot;https://www.ncbi.nlm.nih.gov/geo/query/acc.cgi?acc=&quot;;[.F4])" office:value-type="string" office:string-value="https://www.ncbi.nlm.nih.gov/geo/query/acc.cgi?acc=GSE130562" calcext:value-type="string" table:number-columns-spanned="2" table:number-rows-spanned="1">
            <text:p>https://www.ncbi.nlm.nih.gov/geo/query/acc.cgi?acc=GSE130562</text:p>
          </table:table-cell>
          <table:covered-table-cell/>
          <table:table-cell office:value-type="string" calcext:value-type="string" table:number-columns-spanned="2" table:number-rows-spanned="1">
            <text:p>Next Generation Sequencing Facilitates Quantitative Analysis of Wild Type and non-antibiotic pharmaceuticals stressed E. coli K-12 LE392, P. putida KT2440, and RP4 plasmid Transcriptomes [experiment 1]</text:p>
          </table:table-cell>
          <table:covered-table-cell table:style-name="ce13"/>
          <table:table-cell office:value-type="date" office:date-value="2021-09-03" calcext:value-type="date" table:number-columns-spanned="2" table:number-rows-spanned="1">
            <text:p>09/03/21</text:p>
          </table:table-cell>
          <table:covered-table-cell/>
          <table:table-cell office:value-type="string" calcext:value-type="string" table:number-columns-spanned="2" table:number-rows-spanned="1">
            <text:p>RNA-Seq (Illumina HiSeq 2500)</text:p>
          </table:table-cell>
          <table:covered-table-cell/>
          <table:table-cell office:value-type="string" calcext:value-type="string" table:number-columns-spanned="2" table:number-rows-spanned="1">
            <text:p>21 (7x3)</text:p>
          </table:table-cell>
          <table:covered-table-cell/>
          <table:table-cell table:style-name="ce12" office:value-type="string" calcext:value-type="string" table:number-columns-spanned="2" table:number-rows-spanned="1">
            <text:p><text:a xlink:href="https://www.ncbi.nlm.nih.gov/geo/download/?acc=GSE130562&amp;format=file&amp;file=GSE130562%5FProcessed%5Fdata%5Ffile%5Feco%2Exlsx" xlink:type="simple">https://www.ncbi.nlm.nih.gov/geo/download/?acc=GSE130562&amp;format=file&amp;file=GSE130562%5FProcessed%5Fdata%5Ffile%5Feco%2Exlsx</text:a> ; <text:a xlink:href="https://www.ncbi.nlm.nih.gov/geo/download/?acc=GSE130562&amp;format=file&amp;file=GSE130562%5FProcessed%5Fdata%5Ffile%5Fppu%2Exlsx" xlink:type="simple">https://www.ncbi.nlm.nih.gov/geo/download/?acc=GSE130562&amp;format=file&amp;file=GSE130562%5FProcessed%5Fdata%5Ffile%5Fppu%2Exlsx</text:a> ; <text:a xlink:href="https://www.ncbi.nlm.nih.gov/geo/download/?acc=GSE130562&amp;format=file&amp;file=GSE130562%5FProcessed%5Fdata%5Ffile%5Frp4%2Exlsx" xlink:type="simple">https://www.ncbi.nlm.nih.gov/geo/download/?acc=GSE130562&amp;format=file&amp;file=GSE130562%5FProcessed%5Fdata%5Ffile%5Frp4%2Exlsx</text:a></text:p>
          </table:table-cell>
          <table:covered-table-cell/>
          <table:table-cell table:style-name="ce22" office:value-type="string" calcext:value-type="string" table:number-columns-spanned="2" table:number-rows-spanned="1">
            <text:p>https://www.ncbi.nlm.nih.gov/sra?term=SRP194378</text:p>
          </table:table-cell>
          <table:covered-table-cell/>
          <table:table-cell office:value-type="string" calcext:value-type="string" table:number-columns-spanned="2" table:number-rows-spanned="1">
            <text:p>Mixed wild-type strains E. coli K-12 LE392, P. putida KT2440 and IncPα RP4 plasmid were cultured in triplicate in 10 mL 0.5 mg/L ibuprofen, 0.5 mg/L naproxen, 0.5 mg/L gemfibrozil, 0.5 mg/L diclofenac, 0.5 mg/L propanolol, and 1.0 mg/L iopromide , at 25 °C, without shaking. <text:s/>Growth was performed in liquid LB at 30ºc</text:p>
          </table:table-cell>
          <table:covered-table-cell/>
          <table:table-cell office:value-type="string" calcext:value-type="string" table:number-columns-spanned="2" table:number-rows-spanned="1">
            <text:p>University of Queensland (Brisbane, Australia)</text:p>
          </table:table-cell>
          <table:covered-table-cell/>
        </table:table-row>
        <table:table-row table:style-name="ro3">
          <table:table-cell/>
          <table:covered-table-cell table:number-columns-repeated="2"/>
          <table:table-cell office:value-type="float" office:value="200155767" calcext:value-type="float" table:number-columns-spanned="2" table:number-rows-spanned="1">
            <text:p>200155767</text:p>
          </table:table-cell>
          <table:covered-table-cell/>
          <table:table-cell office:value-type="string" calcext:value-type="string" table:number-columns-spanned="2" table:number-rows-spanned="1">
            <text:p>GSE155767</text:p>
          </table:table-cell>
          <table:covered-table-cell/>
          <table:table-cell table:formula="of:=COM.MICROSOFT.CONCAT(&quot;https://www.ncbi.nlm.nih.gov/geo/query/acc.cgi?acc=&quot;;[.F5])" office:value-type="string" office:string-value="https://www.ncbi.nlm.nih.gov/geo/query/acc.cgi?acc=GSE155767" calcext:value-type="string" table:number-columns-spanned="2" table:number-rows-spanned="1">
            <text:p>https://www.ncbi.nlm.nih.gov/geo/query/acc.cgi?acc=GSE155767</text:p>
          </table:table-cell>
          <table:covered-table-cell/>
          <table:table-cell office:value-type="string" calcext:value-type="string" table:number-columns-spanned="2" table:number-rows-spanned="1">
            <text:p>Transcriptomes of evolved Pseudomonas putida KT2440 on non-native sugars</text:p>
          </table:table-cell>
          <table:covered-table-cell/>
          <table:table-cell office:value-type="date" office:date-value="2021-09-01" calcext:value-type="date" table:number-columns-spanned="2" table:number-rows-spanned="1">
            <text:p>09/01/21</text:p>
          </table:table-cell>
          <table:covered-table-cell/>
          <table:table-cell office:value-type="string" calcext:value-type="string" table:number-columns-spanned="2" table:number-rows-spanned="1">
            <text:p>RNA-Seq (Illumina NovaSeq 6000)</text:p>
          </table:table-cell>
          <table:covered-table-cell/>
          <table:table-cell office:value-type="string" calcext:value-type="string" table:number-columns-spanned="2" table:number-rows-spanned="1">
            <text:p>14 (7x2)</text:p>
          </table:table-cell>
          <table:covered-table-cell/>
          <table:table-cell table:style-name="ce22" office:value-type="string" calcext:value-type="string" table:number-columns-spanned="2" table:number-rows-spanned="1">
            <text:p><text:a xlink:href="https://www.ncbi.nlm.nih.gov/geo/download/?acc=GSE155767&amp;format=file&amp;file=GSE155767%5Fdeseq2%2Dtpm%2Dgalactose%2Ecsv%2Egz" xlink:type="simple">https://www.ncbi.nlm.nih.gov/geo/download/?acc=GSE155767&amp;format=file&amp;file=GSE155767%5Fdeseq2%2Dtpm%2Dgalactose%2Ecsv%2Egz</text:a> ; <text:a xlink:href="https://www.ncbi.nlm.nih.gov/geo/download/?acc=GSE155767&amp;format=file&amp;file=GSE155767%5Fdeseq2%2Dtpm%2Dxylose%2Ecsv%2Egz" xlink:type="simple">https://www.ncbi.nlm.nih.gov/geo/download/?acc=GSE155767&amp;format=file&amp;file=GSE155767%5Fdeseq2%2Dtpm%2Dxylose%2Ecsv%2Egz</text:a></text:p>
          </table:table-cell>
          <table:covered-table-cell/>
          <table:table-cell office:value-type="string" calcext:value-type="string" table:number-columns-spanned="2" table:number-rows-spanned="1">
            <text:p><text:a xlink:href="https://www.ncbi.nlm.nih.gov/sra?term=SRP276152" xlink:type="simple">https://www.ncbi.nlm.nih.gov/sra?term=SRP276152</text:a></text:p>
          </table:table-cell>
          <table:covered-table-cell/>
          <table:table-cell office:value-type="string" calcext:value-type="string" table:number-columns-spanned="2" table:number-rows-spanned="1">
            <text:p><text:s text:c="2"/>All microbial cultures were conducted at 30 ˚C using the modified minimal M9 medium (4 g/L xylose or galactose, 2 g/L (NH4)2SO4, 6.8 g/L Na2HPO4, 3 g/L KH2PO4, 0.5 g/L NaCl, 2 mM MgSO4, 0.1 mM CaCl2, 500 μL/L 2000X trace element solution). The composition of the trace element solution is 4.5 g/L ZnSO4⋅7H2O, 0.7 g/L MnCl2⋅4H2O, 0.3 g/L CoCl2⋅6H2O, 0.2 g/L CuSO4⋅2H2O, 0.4 g/L Na2MoO4⋅2H2O, 4.5 g/L CaCl2⋅2H2O, 3.0 g/L FeSO4⋅7H2O, 1.0 g/L H3BO3, 0.1 g/L KI, 15 g/L disodium ethylenediaminetetraacetate.</text:p>
          </table:table-cell>
          <table:covered-table-cell/>
          <table:table-cell office:value-type="string" calcext:value-type="string" table:number-columns-spanned="2" table:number-rows-spanned="1">
            <text:p>University of California (SanDiego, California, USA)</text:p>
          </table:table-cell>
          <table:covered-table-cell/>
        </table:table-row>
        <table:table-row table:style-name="ro4">
          <table:table-cell/>
          <table:covered-table-cell table:number-columns-repeated="2"/>
          <table:table-cell office:value-type="float" office:value="200173832" calcext:value-type="float" table:number-columns-spanned="2" table:number-rows-spanned="1">
            <text:p>200173832</text:p>
          </table:table-cell>
          <table:covered-table-cell/>
          <table:table-cell office:value-type="string" calcext:value-type="string" table:number-columns-spanned="2" table:number-rows-spanned="1">
            <text:p>GSE173832</text:p>
          </table:table-cell>
          <table:covered-table-cell/>
          <table:table-cell table:formula="of:=COM.MICROSOFT.CONCAT(&quot;https://www.ncbi.nlm.nih.gov/geo/query/acc.cgi?acc=&quot;;[.F6])" office:value-type="string" office:string-value="https://www.ncbi.nlm.nih.gov/geo/query/acc.cgi?acc=GSE173832" calcext:value-type="string" table:number-columns-spanned="2" table:number-rows-spanned="1">
            <text:p>https://www.ncbi.nlm.nih.gov/geo/query/acc.cgi?acc=GSE173832</text:p>
          </table:table-cell>
          <table:covered-table-cell/>
          <table:table-cell office:value-type="string" calcext:value-type="string" table:number-columns-spanned="2" table:number-rows-spanned="1">
            <text:p>Transcriptional organization and regulation of the Pseudomonas putida flagellar system</text:p>
          </table:table-cell>
          <table:covered-table-cell/>
          <table:table-cell office:value-type="date" office:date-value="2022-01-12" calcext:value-type="date" table:number-columns-spanned="2" table:number-rows-spanned="1">
            <text:p>01/12/22</text:p>
          </table:table-cell>
          <table:covered-table-cell/>
          <table:table-cell table:style-name="ce11" office:value-type="string" calcext:value-type="string" table:number-columns-spanned="2" table:number-rows-spanned="1">
            <text:p>RNA-Seq (Illumina NextSeq 500)</text:p>
          </table:table-cell>
          <table:covered-table-cell/>
          <table:table-cell office:value-type="string" calcext:value-type="string" table:number-columns-spanned="2" table:number-rows-spanned="1">
            <text:p>3(3x1)</text:p>
          </table:table-cell>
          <table:covered-table-cell/>
          <table:table-cell office:value-type="string" calcext:value-type="string" table:number-columns-spanned="2" table:number-rows-spanned="1">
            <text:p><text:a xlink:href="https://www.ncbi.nlm.nih.gov/geo/download/?acc=GSE173832&amp;format=file&amp;file=GSE173832%5FCountMatrix%5FKT2440%2Etxt%2Egz" xlink:type="simple">https://www.ncbi.nlm.nih.gov/geo/download/?acc=GSE173832&amp;format=file&amp;file=GSE173832%5FCountMatrix%5FKT2440%2Etxt%2Egz</text:a></text:p>
          </table:table-cell>
          <table:covered-table-cell/>
          <table:table-cell office:value-type="string" calcext:value-type="string" table:number-columns-spanned="2" table:number-rows-spanned="1">
            <text:p><text:a xlink:href="https://www.ncbi.nlm.nih.gov/sra?term=SRP318602" xlink:type="simple">https://www.ncbi.nlm.nih.gov/sra?term=SRP318602</text:a></text:p>
          </table:table-cell>
          <table:covered-table-cell/>
          <table:table-cell office:value-type="string" calcext:value-type="string" table:number-columns-spanned="2" table:number-rows-spanned="1">
            <text:p><text:s text:c="2"/>Overnight cultures of 3 biological replicates of P. putida KT2440 wild-type were 1:100-diluted in fresh Luria-Bertani (LB) broth, and incubated at 30 ºC and 180 rpm shaking until stationary phase (OD600=2).</text:p>
          </table:table-cell>
          <table:covered-table-cell/>
          <table:table-cell office:value-type="string" calcext:value-type="string" table:number-columns-spanned="2" table:number-rows-spanned="1">
            <text:p>Centro Andaluz de Biología del Desarrollo, Universidad Pablo de Olavide</text:p>
            <text:p> (Seville, Spain)</text:p>
          </table:table-cell>
          <table:covered-table-cell/>
        </table:table-row>
        <table:table-row table:style-name="ro5">
          <table:table-cell/>
          <table:covered-table-cell table:number-columns-repeated="2"/>
          <table:table-cell office:value-type="float" office:value="200139245" calcext:value-type="float" table:number-columns-spanned="2" table:number-rows-spanned="1">
            <text:p>200139245</text:p>
          </table:table-cell>
          <table:covered-table-cell/>
          <table:table-cell office:value-type="string" calcext:value-type="string" table:number-columns-spanned="2" table:number-rows-spanned="1">
            <text:p>GSE139245</text:p>
          </table:table-cell>
          <table:covered-table-cell/>
          <table:table-cell table:formula="of:=COM.MICROSOFT.CONCAT(&quot;https://www.ncbi.nlm.nih.gov/geo/query/acc.cgi?acc=&quot;;[.F7])" office:value-type="string" office:string-value="https://www.ncbi.nlm.nih.gov/geo/query/acc.cgi?acc=GSE139245" calcext:value-type="string" table:number-columns-spanned="2" table:number-rows-spanned="1">
            <text:p>https://www.ncbi.nlm.nih.gov/geo/query/acc.cgi?acc=GSE139245</text:p>
          </table:table-cell>
          <table:covered-table-cell/>
          <table:table-cell office:value-type="string" calcext:value-type="string" table:number-columns-spanned="2" table:number-rows-spanned="1">
            <text:p>Next Generation Sequencing Facilitates Quantitative Analysis of Wild Type and artificial sweeteners-stressed E. coli K-12 LE392, P. putida KT2440, and RP4 plasmid Transcriptomes</text:p>
          </table:table-cell>
          <table:covered-table-cell/>
          <table:table-cell office:value-type="date" office:date-value="2021-06-30" calcext:value-type="date" table:number-columns-spanned="2" table:number-rows-spanned="1">
            <text:p>06/30/21</text:p>
          </table:table-cell>
          <table:covered-table-cell/>
          <table:table-cell office:value-type="string" calcext:value-type="string" table:number-columns-spanned="2" table:number-rows-spanned="1">
            <text:p>RNA-Seq (Illumina HiSeq 2500)</text:p>
          </table:table-cell>
          <table:covered-table-cell/>
          <table:table-cell office:value-type="string" calcext:value-type="string" table:number-columns-spanned="2" table:number-rows-spanned="1">
            <text:p>15 (5X3)</text:p>
          </table:table-cell>
          <table:covered-table-cell/>
          <table:table-cell table:style-name="ce22" office:value-type="string" calcext:value-type="string" table:number-columns-spanned="2" table:number-rows-spanned="1">
            <text:p><text:a xlink:href="https://www.ncbi.nlm.nih.gov/geo/download/?acc=GSE139245&amp;format=file&amp;file=GSE139245%5FOneGroup%2Eeco%5FConjugation%5FSweetener%2Exlsx" xlink:type="simple">https://www.ncbi.nlm.nih.gov/geo/download/?acc=GSE139245&amp;format=file&amp;file=GSE139245%5FOneGroup%2Eeco%5FConjugation%5FSweetener%2Exlsx</text:a> ; <text:a xlink:href="https://www.ncbi.nlm.nih.gov/geo/download/?acc=GSE139245&amp;format=file&amp;file=GSE139245%5FOneGroup%2Eppu%5FConjugation%5FSweeteners%2Exlsx" xlink:type="simple">https://www.ncbi.nlm.nih.gov/geo/download/?acc=GSE139245&amp;format=file&amp;file=GSE139245%5FOneGroup%2Eppu%5FConjugation%5FSweeteners%2Exlsx</text:a> ; <text:a xlink:href="https://www.ncbi.nlm.nih.gov/geo/download/?acc=GSE139245&amp;format=file&amp;file=GSE139245%5FOneGroup%2Erp4%2E%5FConjugation%5FSweeteners%2Exlsx" xlink:type="simple">https://www.ncbi.nlm.nih.gov/geo/download/?acc=GSE139245&amp;format=file&amp;file=GSE139245%5FOneGroup%2Erp4%2E%5FConjugation%5FSweeteners%2Exlsx</text:a></text:p>
          </table:table-cell>
          <table:covered-table-cell/>
          <table:table-cell table:style-name="ce15" office:value-type="string" calcext:value-type="string" table:number-columns-spanned="2" table:number-rows-spanned="1">
            <text:p>https://www.ncbi.nlm.nih.gov/sra?term=SRP226593</text:p>
          </table:table-cell>
          <table:covered-table-cell/>
          <table:table-cell office:value-type="string" calcext:value-type="string" table:number-columns-spanned="2" table:number-rows-spanned="1">
            <text:p>Mixed wild-type strains E. coli K-12 LE392, P. putida KT2440 and IncPα RP4 plasmid were cultured in triplicate in 10 mL 0 and 3 mg/L artificial sweeteners (SAC, SUC, ASP, and ACE-K), at 25 °C, without shaking. Growth was performed in liquid LB at 30ºc</text:p>
          </table:table-cell>
          <table:covered-table-cell/>
          <table:table-cell office:value-type="string" calcext:value-type="string" table:number-columns-spanned="2" table:number-rows-spanned="1">
            <text:p>University of Queensland (Brisbane, Australia)</text:p>
          </table:table-cell>
          <table:covered-table-cell/>
        </table:table-row>
        <table:table-row table:style-name="ro6">
          <table:table-cell/>
          <table:covered-table-cell table:number-columns-repeated="2"/>
          <table:table-cell office:value-type="float" office:value="200147420" calcext:value-type="float" table:number-columns-spanned="2" table:number-rows-spanned="1">
            <text:p>200147420</text:p>
          </table:table-cell>
          <table:covered-table-cell/>
          <table:table-cell office:value-type="string" calcext:value-type="string" table:number-columns-spanned="2" table:number-rows-spanned="1">
            <text:p>GSE147420</text:p>
          </table:table-cell>
          <table:covered-table-cell/>
          <table:table-cell table:formula="of:=COM.MICROSOFT.CONCAT(&quot;https://www.ncbi.nlm.nih.gov/geo/query/acc.cgi?acc=&quot;;[.F8])" office:value-type="string" office:string-value="https://www.ncbi.nlm.nih.gov/geo/query/acc.cgi?acc=GSE147420" calcext:value-type="string" table:number-columns-spanned="2" table:number-rows-spanned="1">
            <text:p>https://www.ncbi.nlm.nih.gov/geo/query/acc.cgi?acc=GSE147420</text:p>
          </table:table-cell>
          <table:covered-table-cell/>
          <table:table-cell office:value-type="string" calcext:value-type="string" table:number-columns-spanned="2" table:number-rows-spanned="1">
            <text:p>Comparative transcriptomics for growth of engineered Pseudomonas putida strains when grown using ammonium or nitrate nitrogen sources</text:p>
          </table:table-cell>
          <table:covered-table-cell/>
          <table:table-cell office:value-type="date" office:date-value="2021-05-06" calcext:value-type="date" table:number-columns-spanned="2" table:number-rows-spanned="1">
            <text:p>05/06/21</text:p>
          </table:table-cell>
          <table:covered-table-cell/>
          <table:table-cell office:value-type="string" calcext:value-type="string" table:number-columns-spanned="2" table:number-rows-spanned="1">
            <text:p>RNA-Seq (Illumina HiSeq 2500)</text:p>
          </table:table-cell>
          <table:covered-table-cell/>
          <table:table-cell office:value-type="string" calcext:value-type="string" table:number-columns-spanned="2" table:number-rows-spanned="1">
            <text:p>14 (2x4 + 2x3)</text:p>
          </table:table-cell>
          <table:covered-table-cell/>
          <table:table-cell office:value-type="string" calcext:value-type="string" table:number-columns-spanned="2" table:number-rows-spanned="1">
            <text:p><text:a xlink:href="https://www.ncbi.nlm.nih.gov/geo/download/?acc=GSE147420&amp;format=file" xlink:type="simple">https://www.ncbi.nlm.nih.gov/geo/download/?acc=GSE147420&amp;format=file</text:a></text:p>
          </table:table-cell>
          <table:covered-table-cell table:style-name="ce23"/>
          <table:table-cell office:value-type="string" calcext:value-type="string" table:number-columns-spanned="2" table:number-rows-spanned="1">
            <text:p><text:a xlink:href="https://www.ncbi.nlm.nih.gov/sra?term=SRP253765" xlink:type="simple">https://www.ncbi.nlm.nih.gov/sra?term=SRP253765</text:a></text:p>
          </table:table-cell>
          <table:covered-table-cell table:style-name="ce23"/>
          <table:table-cell office:value-type="string" calcext:value-type="string" table:number-columns-spanned="2" table:number-rows-spanned="1">
            <text:p>Samples were prepared by pre-cultivating strains in MME medium with glucose and the nitrogen source used in the experiment (ammonium or nitrate) until cells reached stationary phase. Experimental cultures were innoculated to an OD600 of 0.01 and incubated until OD600 reached ~0.2 and harvested by centrifugation at 4 C.</text:p>
          </table:table-cell>
          <table:covered-table-cell/>
          <table:table-cell office:value-type="string" calcext:value-type="string" table:number-columns-spanned="2" table:number-rows-spanned="1">
            <text:p>PNNL (Richland, Washington, USA)</text:p>
          </table:table-cell>
          <table:covered-table-cell/>
        </table:table-row>
        <table:table-row table:style-name="ro3">
          <table:table-cell/>
          <table:covered-table-cell table:number-columns-repeated="2"/>
          <table:table-cell office:value-type="float" office:value="200149827" calcext:value-type="float" table:number-columns-spanned="2" table:number-rows-spanned="1">
            <text:p>200149827</text:p>
          </table:table-cell>
          <table:covered-table-cell/>
          <table:table-cell office:value-type="string" calcext:value-type="string" table:number-columns-spanned="2" table:number-rows-spanned="1">
            <text:p>GSE149827</text:p>
          </table:table-cell>
          <table:covered-table-cell/>
          <table:table-cell table:formula="of:=COM.MICROSOFT.CONCAT(&quot;https://www.ncbi.nlm.nih.gov/geo/query/acc.cgi?acc=&quot;;[.F9])" office:value-type="string" office:string-value="https://www.ncbi.nlm.nih.gov/geo/query/acc.cgi?acc=GSE149827" calcext:value-type="string" table:number-columns-spanned="2" table:number-rows-spanned="1">
            <text:p>https://www.ncbi.nlm.nih.gov/geo/query/acc.cgi?acc=GSE149827</text:p>
          </table:table-cell>
          <table:covered-table-cell/>
          <table:table-cell office:value-type="string" calcext:value-type="string" table:number-columns-spanned="2" table:number-rows-spanned="1">
            <text:p>Generation of Ionic Liquid Tolerant Pseudomonas putida KT2440 Strains via Adaptive Laboratory Evolution</text:p>
          </table:table-cell>
          <table:covered-table-cell/>
          <table:table-cell office:value-type="date" office:date-value="2020-10-07" calcext:value-type="date" table:number-columns-spanned="2" table:number-rows-spanned="1">
            <text:p>10/07/20</text:p>
          </table:table-cell>
          <table:covered-table-cell/>
          <table:table-cell table:style-name="ce11" office:value-type="string" calcext:value-type="string" table:number-columns-spanned="2" table:number-rows-spanned="1">
            <text:p>RNA-Seq (Illumina NextSeq 500)</text:p>
          </table:table-cell>
          <table:covered-table-cell/>
          <table:table-cell office:value-type="string" calcext:value-type="string" table:number-columns-spanned="2" table:number-rows-spanned="1">
            <text:p>16 (1x4 + 6x2)</text:p>
          </table:table-cell>
          <table:covered-table-cell/>
          <table:table-cell office:value-type="string" calcext:value-type="string" table:number-columns-spanned="2" table:number-rows-spanned="1">
            <text:p><text:a xlink:href="https://www.ncbi.nlm.nih.gov/geo/download/?acc=GSE149827&amp;format=file&amp;file=GSE149827%5FTPM%5Fvalues%2Ecsv%2Egz" xlink:type="simple">https://www.ncbi.nlm.nih.gov/geo/download/?acc=GSE149827&amp;format=file&amp;file=GSE149827%5FTPM%5Fvalues%2Ecsv%2Egz</text:a></text:p>
          </table:table-cell>
          <table:covered-table-cell/>
          <table:table-cell office:value-type="string" calcext:value-type="string" table:number-columns-spanned="2" table:number-rows-spanned="1">
            <text:p><text:a xlink:href="https://www.ncbi.nlm.nih.gov/sra?term=SRP260018" xlink:type="simple">https://www.ncbi.nlm.nih.gov/sra?term=SRP260018</text:a></text:p>
          </table:table-cell>
          <table:covered-table-cell/>
          <table:table-cell office:value-type="string" calcext:value-type="string" table:number-columns-spanned="2" table:number-rows-spanned="1">
            <text:p>All microbial cultures were conducted at 30 ˚C using either the modified minimal M9 medium (4 g/L glucose, 2 g/L (NH4)2SO4, 6.8 g/L Na2HPO4, 3 g/L KH2PO4, 0.5 g/L NaCl, 2 mM MgSO4, 0.1 mM CaCl2, 500 μL/L 2000X trace element solution). The composition of the trace element solution is 4.5 g/L ZnSO4⋅7H2O, 0.7 g/L MnCl2⋅4H2O, 0.3 g/L CoCl2⋅6H2O, 0.2 g/L CuSO4⋅2H2O, 0.4 g/L Na2MoO4⋅2H2O, 4.5 g/L CaCl2⋅2H2O, 3.0 g/L FeSO4⋅7H2O, 1.0 g/L H3BO3, 0.1 g/L KI, 15 g/L disodium ethylenediaminetetraacetate (Mohamed et al., 2017).</text:p>
          </table:table-cell>
          <table:covered-table-cell/>
          <table:table-cell office:value-type="string" calcext:value-type="string" table:number-columns-spanned="2" table:number-rows-spanned="1">
            <text:p>University of California (SanDiego, California, USA)</text:p>
          </table:table-cell>
          <table:covered-table-cell/>
        </table:table-row>
        <table:table-row table:style-name="ro7">
          <table:table-cell/>
          <table:covered-table-cell table:number-columns-repeated="2"/>
          <table:table-cell office:value-type="float" office:value="200147336" calcext:value-type="float" table:number-columns-spanned="2" table:number-rows-spanned="1">
            <text:p>200147336</text:p>
          </table:table-cell>
          <table:covered-table-cell/>
          <table:table-cell office:value-type="string" calcext:value-type="string" table:number-columns-spanned="2" table:number-rows-spanned="1">
            <text:p>GSE147336</text:p>
          </table:table-cell>
          <table:covered-table-cell/>
          <table:table-cell table:formula="of:=COM.MICROSOFT.CONCAT(&quot;https://www.ncbi.nlm.nih.gov/geo/query/acc.cgi?acc=&quot;;[.F10])" office:value-type="string" office:string-value="https://www.ncbi.nlm.nih.gov/geo/query/acc.cgi?acc=GSE147336" calcext:value-type="string" table:number-columns-spanned="2" table:number-rows-spanned="1">
            <text:p>https://www.ncbi.nlm.nih.gov/geo/query/acc.cgi?acc=GSE147336</text:p>
          </table:table-cell>
          <table:covered-table-cell/>
          <table:table-cell office:value-type="string" calcext:value-type="string" table:number-columns-spanned="2" table:number-rows-spanned="1">
            <text:p>RNA-seq analysis of the transfer of R388 plasmid with or without ardC, from E. coli to P. putida</text:p>
          </table:table-cell>
          <table:covered-table-cell/>
          <table:table-cell office:value-type="date" office:date-value="2020-06-22" calcext:value-type="date" table:number-columns-spanned="2" table:number-rows-spanned="1">
            <text:p>06/22/20</text:p>
          </table:table-cell>
          <table:covered-table-cell/>
          <table:table-cell office:value-type="string" calcext:value-type="string" table:number-columns-spanned="2" table:number-rows-spanned="1">
            <text:p>RNA-Seq (Illumina HiSeq 4000)</text:p>
          </table:table-cell>
          <table:covered-table-cell/>
          <table:table-cell office:value-type="string" calcext:value-type="string" table:number-columns-spanned="2" table:number-rows-spanned="1">
            <text:p>3 (3x1)</text:p>
          </table:table-cell>
          <table:covered-table-cell/>
          <table:table-cell table:style-name="ce22" office:value-type="string" calcext:value-type="string" table:number-columns-spanned="2" table:number-rows-spanned="1">
            <text:p><text:a xlink:href="https://www.ncbi.nlm.nih.gov/geo/download/?acc=GSE147336&amp;format=file&amp;file=GSE147336%5FR388%5Fgenes%2Etxt%2Egz" xlink:type="simple">https://www.ncbi.nlm.nih.gov/geo/download/?acc=GSE147336&amp;format=file&amp;file=GSE147336%5FR388%5Fgenes%2Etxt%2Egz</text:a> ; <text:a xlink:href="https://www.ncbi.nlm.nih.gov/geo/download/?acc=GSE147336&amp;format=file&amp;file=GSE147336%5FP%5Fputida%5Fgenes%2Etxt%2Egz" xlink:type="simple">https://www.ncbi.nlm.nih.gov/geo/download/?acc=GSE147336&amp;format=file&amp;file=GSE147336%5FP%5Fputida%5Fgenes%2Etxt%2Egz</text:a> ; <text:a xlink:href="https://www.ncbi.nlm.nih.gov/geo/download/?acc=GSE147336&amp;format=file&amp;file=GSE147336%5FE%5Fcoli%5Fgenes%2Etxt%2Egz" xlink:type="simple">https://www.ncbi.nlm.nih.gov/geo/download/?acc=GSE147336&amp;format=file&amp;file=GSE147336%5FE%5Fcoli%5Fgenes%2Etxt%2Egz</text:a></text:p>
          </table:table-cell>
          <table:covered-table-cell/>
          <table:table-cell table:style-name="Default" office:value-type="string" calcext:value-type="string" table:number-columns-spanned="2" table:number-rows-spanned="1">
            <text:p><text:a xlink:href="https://www.ncbi.nlm.nih.gov/sra?term=SRP253578ç" xlink:type="simple">https://www.ncbi.nlm.nih.gov/sra?term=SRP253578ç</text:a></text:p>
          </table:table-cell>
          <table:covered-table-cell/>
          <table:table-cell office:value-type="string" calcext:value-type="string" table:number-columns-spanned="2" table:number-rows-spanned="1">
            <text:p><text:s text:c="2"/>Conjugation assays were performed by mixing E. coli BW27783-NxR (bearing pSU2007, pLGM25 or no plasmid) with P. putida KT2440 recipient cells. E. coli cells were grown overnight at 37C and P. putida at 30C. Cells at OD600=0.6 were mixed in a 5: 1 donor: recipient ratio, washed on LB medium, resuspended in 30 µL of LB and deposited on a 0.22 μm pore size cellulose acetate filters (Sartorius Stedim) in LB-agar plates previously incubated at 37ºC.</text:p>
          </table:table-cell>
          <table:covered-table-cell/>
          <table:table-cell office:value-type="string" calcext:value-type="string" table:number-columns-spanned="2" table:number-rows-spanned="1">
            <text:p>University of Cantabria (Santander, Spain)</text:p>
          </table:table-cell>
          <table:covered-table-cell/>
        </table:table-row>
        <table:table-row table:style-name="ro4">
          <table:table-cell/>
          <table:covered-table-cell table:number-columns-repeated="2"/>
          <table:table-cell office:value-type="float" office:value="200128246" calcext:value-type="float" table:number-columns-spanned="2" table:number-rows-spanned="1">
            <text:p>200128246</text:p>
          </table:table-cell>
          <table:covered-table-cell/>
          <table:table-cell office:value-type="string" calcext:value-type="string" table:number-columns-spanned="2" table:number-rows-spanned="1">
            <text:p>GSE128246</text:p>
          </table:table-cell>
          <table:covered-table-cell/>
          <table:table-cell table:formula="of:=COM.MICROSOFT.CONCAT(&quot;https://www.ncbi.nlm.nih.gov/geo/query/acc.cgi?acc=&quot;;[.F11])" office:value-type="string" office:string-value="https://www.ncbi.nlm.nih.gov/geo/query/acc.cgi?acc=GSE128246" calcext:value-type="string" table:number-columns-spanned="2" table:number-rows-spanned="1">
            <text:p>https://www.ncbi.nlm.nih.gov/geo/query/acc.cgi?acc=GSE128246</text:p>
          </table:table-cell>
          <table:covered-table-cell/>
          <table:table-cell office:value-type="string" calcext:value-type="string" table:number-columns-spanned="2" table:number-rows-spanned="1">
            <text:p>Next Generation Sequencing Facilitates Quantitative Analysis of E. coli K-12 LE392, P. putida KT2440, and RP4 plasmid Transcriptomes under AgNP and silver ion exposure</text:p>
          </table:table-cell>
          <table:covered-table-cell/>
          <table:table-cell office:value-type="date" office:date-value="2020-05-02" calcext:value-type="date" table:number-columns-spanned="2" table:number-rows-spanned="1">
            <text:p>05/02/20</text:p>
          </table:table-cell>
          <table:covered-table-cell/>
          <table:table-cell office:value-type="string" calcext:value-type="string" table:number-columns-spanned="2" table:number-rows-spanned="1">
            <text:p>RNA-Seq (Illumina HiSeq 2500)</text:p>
          </table:table-cell>
          <table:covered-table-cell/>
          <table:table-cell office:value-type="string" calcext:value-type="string" table:number-columns-spanned="2" table:number-rows-spanned="1">
            <text:p>9 (3x3)</text:p>
          </table:table-cell>
          <table:covered-table-cell/>
          <table:table-cell table:style-name="ce22" office:value-type="string" calcext:value-type="string" table:number-columns-spanned="2" table:number-rows-spanned="1">
            <text:p><text:a xlink:href="https://www.ncbi.nlm.nih.gov/geo/download/?acc=GSE128246&amp;format=file&amp;file=GSE128246%5FOneGroup%2Eeco%2Eji%2Exlsx" xlink:type="simple">https://www.ncbi.nlm.nih.gov/geo/download/?acc=GSE128246&amp;format=file&amp;file=GSE128246%5FOneGroup%2Eeco%2Eji%2Exlsx</text:a> ; <text:a xlink:href="https://www.ncbi.nlm.nih.gov/geo/download/?acc=GSE128246&amp;format=file&amp;file=GSE128246%5FOneGroup%2Eppu%2Eji%2Exlsx" xlink:type="simple">https://www.ncbi.nlm.nih.gov/geo/download/?acc=GSE128246&amp;format=file&amp;file=GSE128246%5FOneGroup%2Eppu%2Eji%2Exlsx</text:a> ; <text:a xlink:href="https://www.ncbi.nlm.nih.gov/geo/download/?acc=GSE128246&amp;format=file&amp;file=GSE128246%5FOneGroup%2Erp4%2EJi%2Exlsx" xlink:type="simple">https://www.ncbi.nlm.nih.gov/geo/download/?acc=GSE128246&amp;format=file&amp;file=GSE128246%5FOneGroup%2Erp4%2EJi%2Exlsx</text:a></text:p>
          </table:table-cell>
          <table:covered-table-cell/>
          <table:table-cell table:style-name="Default" office:value-type="string" calcext:value-type="string" table:number-columns-spanned="2" table:number-rows-spanned="1">
            <text:p><text:a xlink:href="https://www.ncbi.nlm.nih.gov/sra?term=SRP188351" xlink:type="simple">https://www.ncbi.nlm.nih.gov/sra?term=SRP188351</text:a></text:p>
          </table:table-cell>
          <table:covered-table-cell/>
          <table:table-cell office:value-type="string" calcext:value-type="string" table:number-columns-spanned="2" table:number-rows-spanned="1">
            <text:p>Mixed wild-type strains E. coli K-12 LE392, P. putida KT2440 and IncPα RP4 plasmid were cultured in triplicate in 10 mL PBS containing 0 and 1 μg/L AgNPs or Ag ion for 2h, at 25 °C, without shaking</text:p>
          </table:table-cell>
          <table:covered-table-cell/>
          <table:table-cell office:value-type="string" calcext:value-type="string" table:number-columns-spanned="2" table:number-rows-spanned="1">
            <text:p>University of Queensland (Brisbane, Australia)</text:p>
          </table:table-cell>
          <table:covered-table-cell/>
        </table:table-row>
        <table:table-row table:style-name="ro8">
          <table:table-cell/>
          <table:covered-table-cell table:number-columns-repeated="2"/>
          <table:table-cell office:value-type="float" office:value="200116756" calcext:value-type="float" table:number-columns-spanned="2" table:number-rows-spanned="1">
            <text:p>200116756</text:p>
          </table:table-cell>
          <table:covered-table-cell/>
          <table:table-cell office:value-type="string" calcext:value-type="string" table:number-columns-spanned="2" table:number-rows-spanned="1">
            <text:p>GSE116756</text:p>
          </table:table-cell>
          <table:covered-table-cell/>
          <table:table-cell table:formula="of:=COM.MICROSOFT.CONCAT(&quot;https://www.ncbi.nlm.nih.gov/geo/query/acc.cgi?acc=&quot;;[.F12])" office:value-type="string" office:string-value="https://www.ncbi.nlm.nih.gov/geo/query/acc.cgi?acc=GSE116756" calcext:value-type="string" table:number-columns-spanned="2" table:number-rows-spanned="1">
            <text:p>https://www.ncbi.nlm.nih.gov/geo/query/acc.cgi?acc=GSE116756</text:p>
          </table:table-cell>
          <table:covered-table-cell/>
          <table:table-cell office:value-type="string" calcext:value-type="string" table:number-columns-spanned="2" table:number-rows-spanned="1">
            <text:p>Expression profile of Pseudomonas putida KT2440 growing in myristic acid</text:p>
          </table:table-cell>
          <table:covered-table-cell/>
          <table:table-cell office:value-type="date" office:date-value="2018-12-31" calcext:value-type="date" table:number-columns-spanned="2" table:number-rows-spanned="1">
            <text:p>12/31/18</text:p>
          </table:table-cell>
          <table:covered-table-cell/>
          <table:table-cell office:value-type="string" calcext:value-type="string" table:number-columns-spanned="2" table:number-rows-spanned="1">
            <text:p>RNA-Seq (Illumina HiSeq 2500)</text:p>
          </table:table-cell>
          <table:covered-table-cell/>
          <table:table-cell office:value-type="string" calcext:value-type="string" table:number-columns-spanned="2" table:number-rows-spanned="1">
            <text:p>6 (2x3)</text:p>
          </table:table-cell>
          <table:covered-table-cell/>
          <table:table-cell table:style-name="ce22" office:value-type="string" calcext:value-type="string" table:number-columns-spanned="2" table:number-rows-spanned="1">
            <text:p><text:a xlink:href="https://www.ncbi.nlm.nih.gov/geo/download/?acc=GSE116756&amp;format=file&amp;file=GSE116756%5Fgenes%5FFPKM%2Etxt%2Egz" xlink:type="simple">https://www.ncbi.nlm.nih.gov/geo/download/?acc=GSE116756&amp;format=file&amp;file=GSE116756%5Fgenes%5FFPKM%2Etxt%2Egz</text:a> ; <text:a xlink:href="https://www.ncbi.nlm.nih.gov/geo/download/?acc=GSE116756&amp;format=file&amp;file=GSE116756%5Fgenes%5FFPKM%2Etxt%2Egz" xlink:type="simple">https://www.ncbi.nlm.nih.gov/geo/download/?acc=GSE116756&amp;format=file&amp;file=GSE116756%5Fgenes%5FFPKM%2Etxt%2Egz</text:a></text:p>
          </table:table-cell>
          <table:covered-table-cell/>
          <table:table-cell table:style-name="ce22" office:value-type="string" calcext:value-type="string" table:number-columns-spanned="2" table:number-rows-spanned="1">
            <text:p>https://www.ncbi.nlm.nih.gov/sra?term=SRP152621</text:p>
          </table:table-cell>
          <table:covered-table-cell/>
          <table:table-cell office:value-type="string" calcext:value-type="string" table:number-columns-spanned="2" table:number-rows-spanned="1">
            <text:p><text:s text:c="2"/>For RNA purification, single colonies of P. putida KT2440 were grown overnight in M9 minimal medium with glucose 0.5% (p/v) at 30ºC and the following day were diluted to OD660nm of 0.1 in M9 minimal medium with glucose 0.5% (v/v) or myristic acid 0.25% (v/v) and incubated at 30ºC with shaking. The cells were collected when the culture reached OD660nm of 0.8</text:p>
          </table:table-cell>
          <table:covered-table-cell/>
          <table:table-cell office:value-type="string" calcext:value-type="string" table:number-columns-spanned="2" table:number-rows-spanned="1">
            <text:p>Abengoa Research (Seville, Spain)</text:p>
          </table:table-cell>
          <table:covered-table-cell/>
        </table:table-row>
        <table:table-row table:style-name="ro9">
          <table:table-cell/>
          <table:covered-table-cell table:number-columns-repeated="2"/>
          <table:table-cell office:value-type="float" office:value="200118554" calcext:value-type="float" table:number-columns-spanned="2" table:number-rows-spanned="1">
            <text:p>200118554</text:p>
          </table:table-cell>
          <table:covered-table-cell/>
          <table:table-cell office:value-type="string" calcext:value-type="string" table:number-columns-spanned="2" table:number-rows-spanned="1">
            <text:p>GSE118554</text:p>
          </table:table-cell>
          <table:covered-table-cell/>
          <table:table-cell table:formula="of:=COM.MICROSOFT.CONCAT(&quot;https://www.ncbi.nlm.nih.gov/geo/query/acc.cgi?acc=&quot;;[.F13])" office:value-type="string" office:string-value="https://www.ncbi.nlm.nih.gov/geo/query/acc.cgi?acc=GSE118554" calcext:value-type="string" table:number-columns-spanned="2" table:number-rows-spanned="1">
            <text:p>https://www.ncbi.nlm.nih.gov/geo/query/acc.cgi?acc=GSE118554</text:p>
          </table:table-cell>
          <table:covered-table-cell/>
          <table:table-cell office:value-type="string" calcext:value-type="string" table:number-columns-spanned="2" table:number-rows-spanned="1">
            <text:p>Analysis of Pseudomonas putida growth on non-trivial carbon sources using transcriptomics and genome-scale modeling</text:p>
          </table:table-cell>
          <table:covered-table-cell/>
          <table:table-cell office:value-type="date" office:date-value="2018-10-23" calcext:value-type="date" table:number-columns-spanned="2" table:number-rows-spanned="1">
            <text:p>10/23/18</text:p>
          </table:table-cell>
          <table:covered-table-cell/>
          <table:table-cell office:value-type="string" calcext:value-type="string" table:number-columns-spanned="2" table:number-rows-spanned="1">
            <text:p>RNA-Seq (Illumina HiSeq 2000)</text:p>
          </table:table-cell>
          <table:covered-table-cell/>
          <table:table-cell office:value-type="string" calcext:value-type="string" table:number-columns-spanned="2" table:number-rows-spanned="1">
            <text:p>12 (4x3)</text:p>
          </table:table-cell>
          <table:covered-table-cell/>
          <table:table-cell office:value-type="string" calcext:value-type="string" table:number-columns-spanned="2" table:number-rows-spanned="1">
            <text:p><text:a xlink:href="https://www.ncbi.nlm.nih.gov/geo/download/?acc=GSE118554&amp;format=file" xlink:type="simple">https://www.ncbi.nlm.nih.gov/geo/download/?acc=GSE118554&amp;format=file</text:a></text:p>
          </table:table-cell>
          <table:covered-table-cell table:style-name="ce23"/>
          <table:table-cell office:value-type="string" calcext:value-type="string" table:number-columns-spanned="2" table:number-rows-spanned="1">
            <text:p><text:a xlink:href="https://www.ncbi.nlm.nih.gov/sra?term=SRP157937" xlink:type="simple">https://www.ncbi.nlm.nih.gov/sra?term=SRP157937</text:a></text:p>
          </table:table-cell>
          <table:covered-table-cell table:style-name="ce23"/>
          <table:table-cell office:value-type="string" calcext:value-type="string" table:number-columns-spanned="2" table:number-rows-spanned="1">
            <text:p>P. putida KT2440 cells were harvested in mid-exponential phase, corresponding to OD600 ~ 0.6 for glucose, OD600 ~ 0.4 for citrate, OD600 ~ 0.3-0.4 for ferulic acid, and OD600 ~ 0.15-0.2 for serine. Cell harvest was performed by transferring 20 mL of each culture into 50-mL Falcon tubes containing 4 mL of stop solution (5% phenol in 95% ethanol, 4°C), vortexing for 15 sec and incubation on ice for 5 min. After centrifugation (3500 g, 10 min, 4°C) in a Multifuge X3 Fr centrifuge (Thermo Scientific), the supernatant was removed and the pellet was frozen in liquid nitrogen and stored at -80°C.</text:p>
          </table:table-cell>
          <table:covered-table-cell/>
          <table:table-cell office:value-type="string" calcext:value-type="string" table:number-columns-spanned="2" table:number-rows-spanned="1">
            <text:p>Technical University of Denmark (Kgs. Lyngby, Denmark)</text:p>
          </table:table-cell>
          <table:covered-table-cell/>
        </table:table-row>
        <table:table-row table:style-name="ro10">
          <table:table-cell/>
          <table:covered-table-cell table:number-columns-repeated="2"/>
          <table:table-cell office:value-type="float" office:value="200086321" calcext:value-type="float" table:number-columns-spanned="2" table:number-rows-spanned="1">
            <text:p>200086321</text:p>
          </table:table-cell>
          <table:covered-table-cell/>
          <table:table-cell office:value-type="string" calcext:value-type="string" table:number-columns-spanned="2" table:number-rows-spanned="1">
            <text:p>GSE86321</text:p>
          </table:table-cell>
          <table:covered-table-cell/>
          <table:table-cell table:formula="of:=COM.MICROSOFT.CONCAT(&quot;https://www.ncbi.nlm.nih.gov/geo/query/acc.cgi?acc=&quot;;[.F14])" office:value-type="string" office:string-value="https://www.ncbi.nlm.nih.gov/geo/query/acc.cgi?acc=GSE86321" calcext:value-type="string" table:number-columns-spanned="2" table:number-rows-spanned="1">
            <text:p>https://www.ncbi.nlm.nih.gov/geo/query/acc.cgi?acc=GSE86321</text:p>
          </table:table-cell>
          <table:covered-table-cell/>
          <table:table-cell office:value-type="string" calcext:value-type="string" table:number-columns-spanned="2" table:number-rows-spanned="1">
            <text:p>Global transcriptional response of solvent-sensitive and solvent-tolerant Pseudomonas putida strains exposed to toluene</text:p>
          </table:table-cell>
          <table:covered-table-cell/>
          <table:table-cell office:value-type="date" office:date-value="2019-05-15" calcext:value-type="date" table:number-columns-spanned="2" table:number-rows-spanned="1">
            <text:p>05/15/19</text:p>
          </table:table-cell>
          <table:covered-table-cell/>
          <table:table-cell office:value-type="string" calcext:value-type="string" table:number-columns-spanned="2" table:number-rows-spanned="1">
            <text:p>RNA-Seq (Illumina HiSeq 2000)</text:p>
          </table:table-cell>
          <table:covered-table-cell/>
          <table:table-cell office:value-type="string" calcext:value-type="string" table:number-columns-spanned="2" table:number-rows-spanned="1">
            <text:p>12 (2x3x2)</text:p>
          </table:table-cell>
          <table:covered-table-cell/>
          <table:table-cell table:style-name="ce12" office:value-type="string" calcext:value-type="string" table:number-columns-spanned="2" table:number-rows-spanned="1">
            <text:p><text:a xlink:href="https://www.ncbi.nlm.nih.gov/geo/download/?acc=GSE86321&amp;format=file&amp;file=GSE86321%5FNC%5F002947%5Ftranscripts%2Etxt%2Egz" xlink:type="simple">https://www.ncbi.nlm.nih.gov/geo/download/?acc=GSE86321&amp;format=file&amp;file=GSE86321%5FNC%5F002947%5Ftranscripts%2Etxt%2Egz</text:a> <text:a xlink:href="https://www.ncbi.nlm.nih.gov/geo/download/?acc=GSE86321&amp;format=file&amp;file=GSE86321%5FNC%5F018220%5Ftranscripts%2Etxt%2Egz" xlink:type="simple">https://www.ncbi.nlm.nih.gov/geo/download/?acc=GSE86321&amp;format=file&amp;file=GSE86321%5FNC%5F018220%5Ftranscripts%2Etxt%2Egz</text:a></text:p>
          </table:table-cell>
          <table:covered-table-cell/>
          <table:table-cell table:style-name="Default" office:value-type="string" calcext:value-type="string" table:number-columns-spanned="2" table:number-rows-spanned="1">
            <text:p><text:a xlink:href="https://www.ncbi.nlm.nih.gov/sra?term=SRP083942" xlink:type="simple">https://www.ncbi.nlm.nih.gov/sra?term=SRP083942</text:a></text:p>
          </table:table-cell>
          <table:covered-table-cell/>
          <table:table-cell office:value-type="string" calcext:value-type="string" table:number-columns-spanned="2" table:number-rows-spanned="1">
            <text:p>Strains: KT2440, DOT-T1E; Treatments: glucose, toluene vapor phase, toluene shock</text:p>
          </table:table-cell>
          <table:covered-table-cell/>
          <table:table-cell table:style-name="ce18" office:value-type="string" calcext:value-type="string" table:number-columns-spanned="2" table:number-rows-spanned="1">
            <text:p>UMA (Málaga, Spain)</text:p>
          </table:table-cell>
          <table:covered-table-cell/>
        </table:table-row>
        <table:table-row table:style-name="ro11">
          <table:table-cell/>
          <table:covered-table-cell table:number-columns-repeated="2"/>
          <table:table-cell office:value-type="float" office:value="200085475" calcext:value-type="float" table:number-columns-spanned="2" table:number-rows-spanned="1">
            <text:p>200085475</text:p>
          </table:table-cell>
          <table:covered-table-cell/>
          <table:table-cell office:value-type="string" calcext:value-type="string" table:number-columns-spanned="2" table:number-rows-spanned="1">
            <text:p>GSE85475</text:p>
          </table:table-cell>
          <table:covered-table-cell/>
          <table:table-cell table:formula="of:=COM.MICROSOFT.CONCAT(&quot;https://www.ncbi.nlm.nih.gov/geo/query/acc.cgi?acc=&quot;;[.F15])" office:value-type="string" office:string-value="https://www.ncbi.nlm.nih.gov/geo/query/acc.cgi?acc=GSE85475" calcext:value-type="string" table:number-columns-spanned="2" table:number-rows-spanned="1">
            <text:p>https://www.ncbi.nlm.nih.gov/geo/query/acc.cgi?acc=GSE85475</text:p>
          </table:table-cell>
          <table:covered-table-cell/>
          <table:table-cell office:value-type="string" calcext:value-type="string" table:number-columns-spanned="2" table:number-rows-spanned="1">
            <text:p>Global transcriptional responses to osmotic, oxidative, and imipenem stress conditions in Pseudomonas putida</text:p>
          </table:table-cell>
          <table:covered-table-cell/>
          <table:table-cell office:value-type="date" office:date-value="2019-05-15" calcext:value-type="date" table:number-columns-spanned="2" table:number-rows-spanned="1">
            <text:p>05/15/19</text:p>
          </table:table-cell>
          <table:covered-table-cell/>
          <table:table-cell office:value-type="string" calcext:value-type="string" table:number-columns-spanned="2" table:number-rows-spanned="1">
            <text:p>RNA-Seq (Illumina HiSeq 2000)</text:p>
          </table:table-cell>
          <table:covered-table-cell/>
          <table:table-cell office:value-type="string" calcext:value-type="string" table:number-columns-spanned="2" table:number-rows-spanned="1">
            <text:p>21 (7x3)</text:p>
          </table:table-cell>
          <table:covered-table-cell/>
          <table:table-cell office:value-type="string" calcext:value-type="string" table:number-columns-spanned="2" table:number-rows-spanned="1">
            <text:p><text:a xlink:href="https://ftp.ncbi.nlm.nih.gov/geo/series/GSE85nnn/GSE85475/suppl/GSE85475%5FKBojanovic%5FProcessed%5Fdata%5FStress%2Exlsx%2Egz" xlink:type="simple">https://ftp.ncbi.nlm.nih.gov/geo/series/GSE85nnn/GSE85475/suppl/GSE85475%5FKBojanovic%5FProcessed%5Fdata%5FStress%2Exlsx%2Egz</text:a></text:p>
          </table:table-cell>
          <table:covered-table-cell/>
          <table:table-cell table:style-name="ce14" office:value-type="string" calcext:value-type="string" table:number-columns-spanned="2" table:number-rows-spanned="1">
            <text:p><text:a xlink:href="https://www.ncbi.nlm.nih.gov/sra?term=SRP081270" xlink:type="simple">https://www.ncbi.nlm.nih.gov/sra?term=SRP081270</text:a></text:p>
          </table:table-cell>
          <table:covered-table-cell/>
          <table:table-cell office:value-type="string" calcext:value-type="string" table:number-columns-spanned="2" table:number-rows-spanned="1">
            <text:p>Single colonies were grown overnight in 5 mL M9 medium and the cultures were diluted to a starting OD600 of 0.05 in 50 mL M9 medium in 250 mL shake flasks. At mid-exponential growth phase (OD600~0.6) different compounds were added at different concentrations. For RNA-seq experiments, the following compound concentrations were used: 3% NaCl, 0.05 mM H2O2 and 0.1 μg/mL of imipenem. The cultures grown in the same manner as described above were harvested 7 and 60 minutes after the addition of the stress compounds and the control was a sample harvested just prior to compound addition. All experiments were carried out in 3 biological replicates.</text:p>
          </table:table-cell>
          <table:covered-table-cell/>
          <table:table-cell office:value-type="string" calcext:value-type="string" table:number-columns-spanned="2" table:number-rows-spanned="1">
            <text:p>Technical University of Denmark (Kgs. Lyngby, Denmark)</text:p>
          </table:table-cell>
          <table:covered-table-cell/>
        </table:table-row>
        <table:table-row table:style-name="ro12">
          <table:table-cell/>
          <table:covered-table-cell table:number-columns-repeated="2"/>
          <table:table-cell office:value-type="float" office:value="200063987" calcext:value-type="float" table:number-columns-spanned="2" table:number-rows-spanned="1">
            <text:p>200063987</text:p>
          </table:table-cell>
          <table:covered-table-cell/>
          <table:table-cell office:value-type="string" calcext:value-type="string" table:number-columns-spanned="2" table:number-rows-spanned="1">
            <text:p>GSE63987</text:p>
          </table:table-cell>
          <table:covered-table-cell/>
          <table:table-cell table:formula="of:=COM.MICROSOFT.CONCAT(&quot;https://www.ncbi.nlm.nih.gov/geo/query/acc.cgi?acc=&quot;;[.F16])" office:value-type="string" office:string-value="https://www.ncbi.nlm.nih.gov/geo/query/acc.cgi?acc=GSE63987" calcext:value-type="string" table:number-columns-spanned="2" table:number-rows-spanned="1">
            <text:p>https://www.ncbi.nlm.nih.gov/geo/query/acc.cgi?acc=GSE63987</text:p>
          </table:table-cell>
          <table:covered-table-cell/>
          <table:table-cell office:value-type="string" calcext:value-type="string" table:number-columns-spanned="2" table:number-rows-spanned="1">
            <text:p>The Crc/CrcZ-CrcY global regulatory system helps integrating gluconeogenic and glycolytic metabolism in Pseudomonas putida</text:p>
          </table:table-cell>
          <table:covered-table-cell/>
          <table:table-cell office:value-type="date" office:date-value="2019-05-15" calcext:value-type="date" table:number-columns-spanned="2" table:number-rows-spanned="1">
            <text:p>05/15/19</text:p>
          </table:table-cell>
          <table:covered-table-cell/>
          <table:table-cell office:value-type="string" calcext:value-type="string" table:number-columns-spanned="2" table:number-rows-spanned="1">
            <text:p>RNA-Seq (Illumina HiSeq 2000)</text:p>
          </table:table-cell>
          <table:covered-table-cell/>
          <table:table-cell office:value-type="string" calcext:value-type="string" table:number-columns-spanned="2" table:number-rows-spanned="1">
            <text:p>6 (3x2)</text:p>
          </table:table-cell>
          <table:covered-table-cell/>
          <table:table-cell office:value-type="string" calcext:value-type="string" table:number-columns-spanned="2" table:number-rows-spanned="1">
            <text:p><text:a xlink:href="https://www.ncbi.nlm.nih.gov/geo/download/?acc=GSE63987&amp;format=file" xlink:type="simple">https://www.ncbi.nlm.nih.gov/geo/download/?acc=GSE63987&amp;format=file</text:a></text:p>
          </table:table-cell>
          <table:covered-table-cell/>
          <table:table-cell office:value-type="string" calcext:value-type="string" table:number-columns-spanned="2" table:number-rows-spanned="1">
            <text:p><text:a xlink:href="https://www.ncbi.nlm.nih.gov/sra?term=SRP050979" xlink:type="simple">https://www.ncbi.nlm.nih.gov/sra?term=SRP050979</text:a></text:p>
          </table:table-cell>
          <table:covered-table-cell/>
          <table:table-cell office:value-type="string" calcext:value-type="string" table:number-columns-spanned="2" table:number-rows-spanned="1">
            <text:p>Cells were cultivated at 30°C with vigorous shaking in M9 minimal salts medium (Sambrook and Russell, 2001) with trace elements (Bauchop and Elsden, 1960) supplemented with succinate (20 mM) and glucose (20 mM) as carbon sources. Total RNAs were extracted during mid-exponential phase (A600 = 0.6) using the RNeasy kit (QIAGEN, Inc., Valencia, CA, USA) and RNase-Free DNase Set (QIAGEN, Inc., Valencia, CA, USA) was used for the complete elimination of residual DNA from the samples. The quality of the RNAs was evaluated in an Agilent 2100 Bioanalyzer (Agilent Technologies, Inc., Santa Clara, CA, USA).</text:p>
          </table:table-cell>
          <table:covered-table-cell/>
          <table:table-cell office:value-type="string" calcext:value-type="string" table:number-columns-spanned="2" table:number-rows-spanned="1">
            <text:p><text:s text:c="2"/>CNB, CSIC (Madrid, Spain)</text:p>
          </table:table-cell>
          <table:covered-table-cell/>
        </table:table-row>
        <table:table-row table:style-name="ro12">
          <table:table-cell/>
          <table:covered-table-cell table:number-columns-repeated="2"/>
          <table:table-cell office:value-type="float" office:value="200046491" calcext:value-type="float" table:number-columns-spanned="2" table:number-rows-spanned="1">
            <text:p>200046491</text:p>
          </table:table-cell>
          <table:covered-table-cell/>
          <table:table-cell office:value-type="string" calcext:value-type="string" table:number-columns-spanned="2" table:number-rows-spanned="1">
            <text:p>GSE46491</text:p>
          </table:table-cell>
          <table:covered-table-cell/>
          <table:table-cell table:formula="of:=COM.MICROSOFT.CONCAT(&quot;https://www.ncbi.nlm.nih.gov/geo/query/acc.cgi?acc=&quot;;[.F17])" office:value-type="string" office:string-value="https://www.ncbi.nlm.nih.gov/geo/query/acc.cgi?acc=GSE46491" calcext:value-type="string" table:number-columns-spanned="2" table:number-rows-spanned="1">
            <text:p>https://www.ncbi.nlm.nih.gov/geo/query/acc.cgi?acc=GSE46491</text:p>
          </table:table-cell>
          <table:covered-table-cell/>
          <table:table-cell office:value-type="string" calcext:value-type="string" table:number-columns-spanned="2" table:number-rows-spanned="1">
            <text:p>The glycolytic and gluconeogenic transcriptome of Pseudomonas putida KT2440</text:p>
          </table:table-cell>
          <table:covered-table-cell/>
          <table:table-cell office:value-type="date" office:date-value="2019-07-15" calcext:value-type="date" table:number-columns-spanned="2" table:number-rows-spanned="1">
            <text:p>07/15/19</text:p>
          </table:table-cell>
          <table:covered-table-cell/>
          <table:table-cell office:value-type="string" calcext:value-type="string" table:number-columns-spanned="2" table:number-rows-spanned="1">
            <text:p>RNA-Seq (Illumina HiSeq 2000)</text:p>
          </table:table-cell>
          <table:covered-table-cell/>
          <table:table-cell office:value-type="string" calcext:value-type="string" table:number-columns-spanned="2" table:number-rows-spanned="1">
            <text:p>4 (4x1)</text:p>
          </table:table-cell>
          <table:covered-table-cell/>
          <table:table-cell office:value-type="string" calcext:value-type="string" table:number-columns-spanned="2" table:number-rows-spanned="1">
            <text:p>https://www.ncbi.nlm.nih.gov/geo/download/?acc=GSE46491&amp;format=file</text:p>
          </table:table-cell>
          <table:covered-table-cell/>
          <table:table-cell table:style-name="ce13" office:value-type="string" calcext:value-type="string" table:number-columns-spanned="2" table:number-rows-spanned="1">
            <text:p><text:a xlink:href="https://www.ncbi.nlm.nih.gov/sra?term=SRP021905" xlink:type="simple">https://www.ncbi.nlm.nih.gov/sra?term=SRP021905</text:a></text:p>
          </table:table-cell>
          <table:covered-table-cell/>
          <table:table-cell office:value-type="string" calcext:value-type="string" table:number-columns-spanned="2" table:number-rows-spanned="1">
            <text:p><text:s text:c="2"/>After overnight grown, cells were washed twice and diluted 100-fold in fresh medium containing succinate, glucose, fructose or glycerol as the sole carbon source. Cultures were then allowed to grow until mid-exponential phase (OD600 ~ 0.4). At this point, the samples were transferred to 1:10 sample:volume of ice-cold ethanol/phenol solution (5% water-saturated phenol in ethanol) to protect bacteria from RNA degradation. Cells were then harvested by centrifugation (3,800 rpm for 15 min at 4 °C). After aspiration of supernatant, the pellets were frozen in liquid nitrogen and stored at -80 °C until required.</text:p>
          </table:table-cell>
          <table:covered-table-cell/>
          <table:table-cell office:value-type="string" calcext:value-type="string" table:number-columns-spanned="2" table:number-rows-spanned="1">
            <text:p><text:s text:c="2"/>CNB, CSIC (Madrid, Spain)</text:p>
          </table:table-cell>
          <table:covered-table-cell/>
        </table:table-row>
        <table:table-row table:style-name="ro13">
          <table:table-cell/>
          <table:covered-table-cell table:number-columns-repeated="2"/>
          <table:table-cell office:value-type="float" office:value="200024176" calcext:value-type="float" table:number-columns-spanned="2" table:number-rows-spanned="1">
            <text:p>200024176</text:p>
          </table:table-cell>
          <table:covered-table-cell/>
          <table:table-cell office:value-type="string" calcext:value-type="string" table:number-columns-spanned="2" table:number-rows-spanned="1">
            <text:p>GSE24176</text:p>
          </table:table-cell>
          <table:covered-table-cell/>
          <table:table-cell table:formula="of:=COM.MICROSOFT.CONCAT(&quot;https://www.ncbi.nlm.nih.gov/geo/query/acc.cgi?acc=&quot;;[.F18])" office:value-type="string" office:string-value="https://www.ncbi.nlm.nih.gov/geo/query/acc.cgi?acc=GSE24176" calcext:value-type="string" table:number-columns-spanned="2" table:number-rows-spanned="1">
            <text:p>https://www.ncbi.nlm.nih.gov/geo/query/acc.cgi?acc=GSE24176</text:p>
          </table:table-cell>
          <table:covered-table-cell/>
          <table:table-cell office:value-type="string" calcext:value-type="string" table:number-columns-spanned="2" table:number-rows-spanned="1">
            <text:p>Expression data from Pseudomonas putida KT2440</text:p>
          </table:table-cell>
          <table:covered-table-cell/>
          <table:table-cell office:value-type="date" office:date-value="2019-05-15" calcext:value-type="date" table:number-columns-spanned="2" table:number-rows-spanned="1">
            <text:p>05/15/19</text:p>
          </table:table-cell>
          <table:covered-table-cell/>
          <table:table-cell table:style-name="ce11" office:value-type="string" calcext:value-type="string" table:number-columns-spanned="2" table:number-rows-spanned="1">
            <text:p>RNA-Seq (Illumina Genome Analyzer II) Microarrays (Affymetrix and Progenika)</text:p>
          </table:table-cell>
          <table:covered-table-cell/>
          <table:table-cell office:value-type="string" calcext:value-type="string" table:number-columns-spanned="2" table:number-rows-spanned="1">
            <office:annotation draw:style-name="gr1" draw:text-style-name="P2" svg:width="1.1413in" svg:height="0.7083in" svg:x="18.9701in" svg:y="31.0028in" draw:caption-point-x="-0.2402in" draw:caption-point-y="0.6016in">
              <dc:date>2022-02-10T00:00:00</dc:date>
              <text:p text:style-name="P1"><text:span text:style-name="T1">The 2 RNA-Seq samples are the ones from the project below</text:span></text:p>
            </office:annotation>
            <text:p>9 (2x3 +1 +2)</text:p>
          </table:table-cell>
          <table:covered-table-cell/>
          <table:table-cell office:value-type="string" calcext:value-type="string" table:number-columns-spanned="2" table:number-rows-spanned="1">
            <text:p>https://www.ncbi.nlm.nih.gov/geo/download/?acc=GSE24176&amp;format=file</text:p>
          </table:table-cell>
          <table:covered-table-cell/>
          <table:table-cell table:style-name="ce18" office:value-type="string" calcext:value-type="string" table:number-columns-spanned="2" table:number-rows-spanned="1">
            <text:p>-</text:p>
          </table:table-cell>
          <table:covered-table-cell/>
          <table:table-cell office:value-type="string" calcext:value-type="string" table:number-columns-spanned="2" table:number-rows-spanned="1">
            <text:p><text:s text:c="2"/>Bacterial cultures were inoculated from a frozen stock culture of P. putida wild type, and incubated at 30°C for 8 hours at 250 rpm in LB medium. An aliquot of 0.2 mL was added to 20 mL M9 medium (Na2HPO4 33.9 g/L, KH2PO4 15.0 g/L, NaCl 2.5 g/L, NH4Cl 5.0 g/L, MgSO4 2 mM, CaCl2 0.1 mM, FeSO4 x 7 H2O 0.01 mM, pH 6.8) supplemented with 15 mM succinate as sole carbon source in a 100 mL flask and incubated overnight at 30°C. For RNA extraction, the bacterial culture was inoculated in a 1.5 L batch culture (M9 + 15 mM succinate) using the BioFlo 110 Fermenter (New Brunswick Scientific Co., Edison, NJ) to ensure constant pH, aeration and agitation. When cultures reached mid-exponential phase (OD600 ~ 0.8) the temperature was decreased from 30°C to 10°C. Three samples, each for parallel RNA extraction, were subsequently taken immediately before temperature downshift (30°C) and two hours after the media had been cooled to 10°C.</text:p>
          </table:table-cell>
          <table:covered-table-cell/>
          <table:table-cell office:value-type="string" calcext:value-type="string" table:number-columns-spanned="2" table:number-rows-spanned="1">
            <text:p>Medical School Hannover (Hannover, Germany)</text:p>
          </table:table-cell>
          <table:covered-table-cell/>
        </table:table-row>
        <table:table-row table:style-name="ro13">
          <table:table-cell/>
          <table:covered-table-cell table:number-columns-repeated="2"/>
          <table:table-cell office:value-type="float" office:value="200024175" calcext:value-type="float" table:number-columns-spanned="2" table:number-rows-spanned="1">
            <text:p>200024175</text:p>
          </table:table-cell>
          <table:covered-table-cell/>
          <table:table-cell office:value-type="string" calcext:value-type="string" table:number-columns-spanned="2" table:number-rows-spanned="1">
            <text:p>GSE24175</text:p>
          </table:table-cell>
          <table:covered-table-cell/>
          <table:table-cell table:formula="of:=COM.MICROSOFT.CONCAT(&quot;https://www.ncbi.nlm.nih.gov/geo/query/acc.cgi?acc=&quot;;[.F19])" office:value-type="string" office:string-value="https://www.ncbi.nlm.nih.gov/geo/query/acc.cgi?acc=GSE24175" calcext:value-type="string" table:number-columns-spanned="2" table:number-rows-spanned="1">
            <text:p>https://www.ncbi.nlm.nih.gov/geo/query/acc.cgi?acc=GSE24175</text:p>
          </table:table-cell>
          <table:covered-table-cell/>
          <table:table-cell office:value-type="string" calcext:value-type="string" table:number-columns-spanned="2" table:number-rows-spanned="1">
            <text:p>Expression data from Pseudomonas putida KT2440 (RNA-Seq data)</text:p>
          </table:table-cell>
          <table:covered-table-cell/>
          <table:table-cell office:value-type="date" office:date-value="2019-05-15" calcext:value-type="date" table:number-columns-spanned="2" table:number-rows-spanned="1">
            <text:p>05/15/19</text:p>
          </table:table-cell>
          <table:covered-table-cell/>
          <table:table-cell office:value-type="string" calcext:value-type="string" table:number-columns-spanned="2" table:number-rows-spanned="1">
            <text:p>RNA-Seq (Illumina Genome Analyzer II)</text:p>
          </table:table-cell>
          <table:covered-table-cell/>
          <table:table-cell office:value-type="string" calcext:value-type="string" table:number-columns-spanned="2" table:number-rows-spanned="1">
            <text:p>2 (2x1)</text:p>
          </table:table-cell>
          <table:covered-table-cell/>
          <table:table-cell table:style-name="ce15" office:value-type="string" calcext:value-type="string" table:number-columns-spanned="2" table:number-rows-spanned="1">
            <text:p><text:a xlink:href="https://www.ncbi.nlm.nih.gov/geo/download/?acc=GSE24175&amp;format=file" xlink:type="simple">https://www.ncbi.nlm.nih.gov/geo/download/?acc=GSE24175&amp;format=file</text:a></text:p>
          </table:table-cell>
          <table:covered-table-cell/>
          <table:table-cell table:style-name="ce15" office:value-type="string" calcext:value-type="string" table:number-columns-spanned="2" table:number-rows-spanned="1">
            <text:p>https://www.ncbi.nlm.nih.gov/sra?term=SRP003636</text:p>
          </table:table-cell>
          <table:covered-table-cell/>
          <table:table-cell office:value-type="string" calcext:value-type="string" table:number-columns-spanned="2" table:number-rows-spanned="1">
            <text:p>Bacterial cultures were inoculated from a frozen stock culture of P. putida wild type, and incubated at 30°C for 8 hours at 250 rpm in LB medium. An aliquot of 0.2 mL was added to 20 mL M9 medium (Na2HPO4 33.9 g/L, KH2PO4 15.0 g/L, NaCl 2.5 g/L, NH4Cl 5.0 g/L, MgSO4 2 mM, CaCl2 0.1 mM, FeSO4 x 7 H2O 0.01 mM, pH 6.8) supplemented with 15 mM succinate as sole carbon source in a 100 mL flask and incubated overnight at 30°C. For RNA extraction, the bacterial culture was inoculated in a 1.5 L batch culture (M9 + 15 mM succinate) using the BioFlo 110 Fermenter (New Brunswick Scientific Co., Edison, NJ) to ensure constant pH, aeration and agitation. When cultures reached mid-exponential phase (OD600 ~ 0.8) the temperature was decreased from 30°C to 10°C. Three samples, each for parallel RNA extraction, were subsequently taken immediately before temperature downshift (30°C) and two hours after the media had been cooled to 10°C.</text:p>
          </table:table-cell>
          <table:covered-table-cell/>
          <table:table-cell office:value-type="string" calcext:value-type="string" table:number-columns-spanned="2" table:number-rows-spanned="1">
            <text:p>Medical School Hannover (Hannover, Germany)</text:p>
          </table:table-cell>
          <table:covered-table-cell/>
        </table:table-row>
        <table:table-row table:style-name="ro14">
          <table:table-cell table:style-name="ce1" office:value-type="string" calcext:value-type="string" table:number-columns-spanned="21" table:number-rows-spanned="1">
            <text:p>query term → term=txid160488[Organism]+AND+expression+profiling+by+high+throughput+sequencing[GTYP]</text:p>
          </table:table-cell>
          <table:covered-table-cell table:style-name="ce5"/>
          <table:covered-table-cell/>
          <table:covered-table-cell table:number-columns-repeated="15" table:style-name="Default"/>
          <table:covered-table-cell/>
          <table:covered-table-cell table:style-name="Default"/>
          <table:covered-table-cell/>
          <table:table-cell table:style-name="Default"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1">00/00/0000</text:date>, <text:time style:data-style-name="N2" text:time-value="16:37:40.6363339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0T16:01:16.370742297</meta:creation-date>
    <meta:editing-duration>PT16M37S</meta:editing-duration>
    <meta:editing-cycles>4</meta:editing-cycles>
    <meta:generator>LibreOffice/6.4.7.2$Linux_X86_64 LibreOffice_project/40$Build-2</meta:generator>
    <dc:date>2022-02-11T16:47:07.667071355</dc:date>
    <meta:document-statistic meta:table-count="1" meta:cell-count="201" meta:object-count="0"/>
  </office:meta>
</office:document-meta>
</file>